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Courier New" svg:font-family="'Courier New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draw:fill="none" fo:min-height="22.152cm"/>
    </style:style>
    <style:style style:name="gr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3.099cm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16.821cm" fo:padding-top="0.13cm" fo:padding-bottom="0.13cm" fo:padding-left="0.25cm" fo:padding-right="0.25cm" fo:wrap-option="no-wrap" draw:shadow-color="#808080" draw:shadow-opacity="75%"/>
    </style:style>
    <style:style style:name="gr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3.099cm" fo:padding-top="0.13cm" fo:padding-bottom="0.13cm" fo:padding-left="0.25cm" fo:padding-right="0.25cm" fo:wrap-option="no-wrap" draw:shadow-color="#808080" draw:shadow-opacity="75%"/>
    </style:style>
    <style:style style:name="gr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16.821cm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4cm" fo:min-width="3.099cm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4cm" fo:min-width="16.821cm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3.099cm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16.821cm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3.099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16.821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4cm" fo:min-width="3.099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4cm" fo:min-width="16.821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3.099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16.821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3.099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3cm" fo:min-width="16.821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4cm" fo:min-width="3.099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74cm" fo:min-width="16.821cm" fo:padding-top="0.13cm" fo:padding-bottom="0.13cm" fo:padding-left="0.25cm" fo:padding-right="0.25cm" fo:wrap-option="no-wrap" draw:shadow-color="#808080" draw:shadow-opacity="75%"/>
    </style:style>
    <style:style style:name="gr2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2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8cm" fo:min-width="22.148cm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3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0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3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2.851cm" fo:min-width="22.148cm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false" fo:min-height="3.621cm" fo:min-width="22.086cm" fo:padding-top="0.13cm" fo:padding-bottom="0.13cm" fo:padding-left="0.25cm" fo:padding-right="0.25cm" fo:wrap-option="wrap" draw:shadow-color="#808080" draw:shadow-opacity="75%"/>
    </style:style>
    <style:style style:name="gr4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5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3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5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5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6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6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3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6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6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6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6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cm" fo:min-width="0.77cm" fo:padding-top="0.13cm" fo:padding-bottom="0.13cm" fo:padding-left="0.25cm" fo:padding-right="0.25cm" fo:wrap-option="no-wrap" draw:shadow-color="#808080" draw:shadow-opacity="75%"/>
    </style:style>
    <style:style style:name="gr7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7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false" fo:min-height="1.857cm" fo:min-width="22.086cm" fo:padding-top="0.13cm" fo:padding-bottom="0.13cm" fo:padding-left="0.25cm" fo:padding-right="0.25cm" fo:wrap-option="wrap" draw:shadow-color="#808080" draw:shadow-opacity="75%"/>
    </style:style>
    <style:style style:name="gr7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434cm" fo:min-width="18.197cm" fo:padding-top="0.13cm" fo:padding-bottom="0.13cm" fo:padding-left="0.25cm" fo:padding-right="0.25cm" fo:wrap-option="no-wrap" draw:shadow-color="#808080" draw:shadow-opacity="75%"/>
    </style:style>
    <style:style style:name="gr7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false" fo:min-height="1.857cm" fo:min-width="22.086cm" fo:padding-top="0.13cm" fo:padding-bottom="0.13cm" fo:padding-left="0.25cm" fo:padding-right="0.25cm" fo:wrap-option="wrap" draw:shadow-color="#808080" draw:shadow-opacity="75%"/>
    </style:style>
    <style:style style:name="gr7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433cm" fo:min-width="18.197cm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3.616cm" fo:min-width="17.518cm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4.463cm" fo:min-width="17.518cm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7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7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8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8cm" fo:min-width="22.148cm" fo:padding-top="0.13cm" fo:padding-bottom="0.13cm" fo:padding-left="0.25cm" fo:padding-right="0.25cm" fo:wrap-option="no-wrap" draw:shadow-color="#808080" draw:shadow-opacity="75%"/>
    </style:style>
    <style:style style:name="gr8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9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9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00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579cm" fo:min-width="22.148cm" fo:padding-top="0.13cm" fo:padding-bottom="0.13cm" fo:padding-left="0.25cm" fo:padding-right="0.25cm" fo:wrap-option="no-wrap" draw:shadow-color="#808080" draw:shadow-opacity="75%"/>
    </style:style>
    <style:style style:name="gr10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10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_5f_-title">
      <style:graphic-properties fo:min-height="1.737cm"/>
    </style:style>
    <style:style style:name="pr4" style:family="presentation" style:parent-style-name="Varsayılan_5f_-notes">
      <style:graphic-properties draw:fill-color="#ffffff" fo:min-height="13.364cm"/>
    </style:style>
    <style:style style:name="pr5" style:family="presentation" style:parent-style-name="Varsayılan_5f_-title">
      <style:graphic-properties fo:min-height="3.506cm"/>
    </style:style>
    <style:style style:name="pr6" style:family="presentation" style:parent-style-name="Varsayılan_5f_-outline1">
      <style:graphic-properties fo:min-height="13.61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44cm" fo:margin-bottom="0cm" fo:line-height="100%" fo:text-indent="0cm"/>
    </style:style>
    <style:style style:name="P10" style:family="paragraph">
      <loext:graphic-properties draw:fill="none" draw:fill-color="#00cc99"/>
      <style:paragraph-properties fo:margin-left="0cm" fo:margin-right="0cm" fo:margin-top="0.44cm" fo:margin-bottom="0cm" fo:line-height="100%" fo:text-indent="0cm" style:writing-mode="lr-tb" style:font-independent-line-spacing="true"/>
    </style:style>
    <style:style style:name="P11" style:family="paragraph">
      <style:paragraph-properties fo:margin-left="0cm" fo:margin-right="0cm" fo:margin-top="0.396cm" fo:margin-bottom="0cm" fo:text-indent="0cm"/>
    </style:style>
    <style:style style:name="P12" style:family="paragraph">
      <loext:graphic-properties draw:fill="none" draw:fill-color="#00cc99"/>
      <style:paragraph-properties fo:margin-left="0cm" fo:margin-right="0cm" fo:margin-top="0.396cm" fo:margin-bottom="0cm" fo:text-indent="0cm" style:writing-mode="lr-tb" style:font-independent-line-spacing="true"/>
    </style:style>
    <style:style style:name="P13" style:family="paragraph">
      <loext:graphic-properties draw:fill="none" draw:fill-color="#00cc99"/>
      <style:paragraph-properties fo:margin-left="0cm" fo:margin-right="0cm" fo:margin-top="0cm" fo:margin-bottom="0.529cm" fo:line-height="85%" fo:text-align="justify" fo:text-indent="0cm" style:writing-mode="lr-tb" style:font-independent-line-spacing="true"/>
    </style:style>
    <style:style style:name="P14" style:family="paragraph">
      <style:paragraph-properties fo:margin-left="0cm" fo:margin-right="0cm" fo:margin-top="0.264cm" fo:margin-bottom="0cm" fo:text-align="center" fo:text-indent="0cm"/>
    </style:style>
    <style:style style:name="P15" style:family="paragraph">
      <loext:graphic-properties draw:fill="none" draw:fill-color="#00cc99"/>
      <style:paragraph-properties fo:margin-left="0cm" fo:margin-right="0cm" fo:margin-top="0.264cm" fo:margin-bottom="0cm" fo:text-align="center" fo:text-indent="0cm" style:writing-mode="lr-tb" style:font-independent-line-spacing="true"/>
    </style:style>
    <style:style style:name="P16" style:family="paragraph">
      <style:paragraph-properties fo:margin-left="0cm" fo:margin-right="0cm" fo:line-height="90%" fo:text-indent="0cm"/>
    </style:style>
    <style:style style:name="P17" style:family="paragraph">
      <loext:graphic-properties draw:fill="solid" draw:fill-color="#ffffff"/>
      <style:paragraph-properties fo:margin-left="0cm" fo:margin-right="0cm" fo:line-height="90%" fo:text-indent="0cm" style:writing-mode="lr-tb" style:font-independent-line-spacing="true"/>
    </style:style>
    <style:style style:name="P18" style:family="paragraph">
      <loext:graphic-properties draw:fill="none" draw:fill-color="#00cc99"/>
      <style:paragraph-properties fo:margin-left="0cm" fo:margin-right="0cm" fo:margin-top="0cm" fo:margin-bottom="0.211cm" fo:line-height="85%" fo:text-align="justify" fo:text-indent="0cm" style:writing-mode="lr-tb" style:font-independent-line-spacing="true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21" style:family="paragraph">
      <loext:graphic-properties draw:fill="none" draw:fill-color="#00cc99"/>
      <style:paragraph-properties fo:margin-left="0cm" fo:margin-right="0cm" fo:line-height="85%" fo:text-align="justify" fo:text-indent="0cm" style:writing-mode="lr-tb" style:font-independent-line-spacing="true"/>
    </style:style>
    <style:style style:name="T1" style:family="text">
      <style:text-properties style:font-name="Courier New"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style:font-name="Courier New" fo:font-size="20pt" style:font-size-asian="20pt" style:font-size-complex="20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ourier New" fo:font-size="10pt" style:font-size-asian="10pt" style:font-size-complex="1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font-name="Courier New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Characters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_5f_" presentation:presentation-page-layout-name="AL1T1">
        <office:forms form:automatic-focus="false" form:apply-design-mode="false"/>
        <draw:frame presentation:style-name="pr3" draw:layer="layout" svg:width="25.199cm" svg:height="1.737cm" svg:x="1.4cm" svg:y="1.721cm" presentation:class="title" presentation:user-transformed="true">
          <draw:text-box>
            <text:p>ASCII Tablosu</text:p>
          </draw:text-box>
        </draw:frame>
        <draw:frame draw:style-name="gr2" draw:text-style-name="P2" draw:layer="layout" svg:width="0.502cm" svg:height="1.187cm" svg:x="-3.5cm" svg:y="4cm">
          <draw:text-box>
            <text:p/>
          </draw:text-box>
        </draw:frame>
        <draw:frame draw:style-name="gr3" draw:text-style-name="P4" draw:layer="layout" svg:width="36.491cm" svg:height="22.402cm" svg:x="4.909cm" svg:y="3.96cm">
          <draw:text-box>
            <text:p text:style-name="P3">Dec <text:s/>Char <text:s text:c="26"/>Dec <text:s/>Char <text:s text:c="4"/>Dec <text:s/>Char <text:s text:c="4"/>Dec <text:s/>Char</text:p>
            <text:p text:style-name="P3">--------- <text:s text:c="26"/>--------- <text:s text:c="4"/>--------- <text:s text:c="4"/>----------</text:p>
            <text:p text:style-name="P3"><text:s text:c="2"/>0 <text:s/>NUL (null) <text:s text:c="21"/>32 <text:s/>SPACE <text:s text:c="4"/>64 <text:s/>@ <text:s text:c="8"/>96 <text:s/>`</text:p>
            <text:p text:style-name="P3"><text:s text:c="2"/>1 <text:s/>SOH (start of heading) <text:s text:c="9"/>33 <text:s/>! <text:s text:c="8"/>65 <text:s/>A <text:s text:c="8"/>97 <text:s/>a</text:p>
            <text:p text:style-name="P3"><text:s text:c="2"/>2 <text:s/>STX (start of text) <text:s text:c="12"/>34 <text:s/>" <text:s text:c="8"/>66 <text:s/>B <text:s text:c="8"/>98 <text:s/>b</text:p>
            <text:p text:style-name="P3"><text:s text:c="2"/>3 <text:s/>ETX (end of text) <text:s text:c="14"/>35 <text:s/># <text:s text:c="8"/>67 <text:s/>C <text:s text:c="8"/>99 <text:s/>c</text:p>
            <text:p text:style-name="P3"><text:s text:c="2"/>4 <text:s/>EOT (end of transmission) <text:s text:c="6"/>36 <text:s/>$ <text:s text:c="8"/>68 <text:s/>D <text:s text:c="7"/>100 <text:s/>d</text:p>
            <text:p text:style-name="P3"><text:s text:c="2"/>5 <text:s/>ENQ (enquiry) <text:s text:c="18"/>37 <text:s/>% <text:s text:c="8"/>69 <text:s/>E <text:s text:c="7"/>101 <text:s/>e</text:p>
            <text:p text:style-name="P3"><text:s text:c="2"/>6 <text:s/>ACK (acknowledge) <text:s text:c="14"/>38 <text:s/>&amp; <text:s text:c="8"/>70 <text:s/>F <text:s text:c="7"/>102 <text:s/>f</text:p>
            <text:p text:style-name="P3"><text:s text:c="2"/>7 <text:s/>BEL (bell) <text:s text:c="21"/>39 <text:s/>' <text:s text:c="8"/>71 <text:s/>G <text:s text:c="7"/>103 <text:s/>g</text:p>
            <text:p text:style-name="P3"><text:s text:c="2"/>8 <text:s/>BS <text:s/>(backspace) <text:s text:c="16"/>40 <text:s/>( <text:s text:c="8"/>72 <text:s/>H <text:s text:c="7"/>104 <text:s/>h</text:p>
            <text:p text:style-name="P3"><text:s text:c="2"/>9 <text:s/>TAB (horizontal tab) <text:s text:c="11"/>41 <text:s/>) <text:s text:c="8"/>73 <text:s/>I <text:s text:c="7"/>105 <text:s/>i</text:p>
            <text:p text:style-name="P3"><text:s/>10 <text:s/>LF <text:s/>(NL line feed, new line) <text:s text:c="3"/>42 <text:s/>* <text:s text:c="8"/>74 <text:s/>J <text:s text:c="7"/>106 <text:s/>j</text:p>
            <text:p text:style-name="P3"><text:s/>11 <text:s/>VT <text:s/>(vertical tab) <text:s text:c="13"/>43 <text:s/>+ <text:s text:c="8"/>75 <text:s/>K <text:s text:c="7"/>107 <text:s/>k</text:p>
            <text:p text:style-name="P3"><text:s/>12 <text:s/>FF <text:s/>(NP form feed, new page) <text:s text:c="3"/>44 <text:s/>, <text:s text:c="8"/>76 <text:s/>L <text:s text:c="7"/>108 <text:s/>l</text:p>
            <text:p text:style-name="P3"><text:s/>13 <text:s/>CR <text:s/>(carriage return) <text:s text:c="10"/>45 <text:s/>- <text:s text:c="8"/>77 <text:s/>M <text:s text:c="7"/>109 <text:s/>m</text:p>
            <text:p text:style-name="P3"><text:s/>14 <text:s/>SO <text:s/>(shift out) <text:s text:c="16"/>46 <text:s/>. <text:s text:c="8"/>78 <text:s/>N <text:s text:c="7"/>110 <text:s/>n</text:p>
            <text:p text:style-name="P3"><text:s/>15 <text:s/>SI <text:s/>(shift in) <text:s text:c="17"/>47 <text:s/>/ <text:s text:c="8"/>79 <text:s/>O <text:s text:c="7"/>111 <text:s/>o</text:p>
            <text:p text:style-name="P3"><text:s/>16 <text:s/>DLE (data link escape) <text:s text:c="9"/>48 <text:s/>0 <text:s text:c="8"/>80 <text:s/>P <text:s text:c="7"/>112 <text:s/>p</text:p>
            <text:p text:style-name="P3"><text:s/>17 <text:s/>DC1 (device control 1) <text:s text:c="9"/>49 <text:s/>1 <text:s text:c="8"/>81 <text:s/>Q <text:s text:c="7"/>113 <text:s/>q</text:p>
            <text:p text:style-name="P3"><text:s/>18 <text:s/>DC2 (device control 2) <text:s text:c="9"/>50 <text:s/>2 <text:s text:c="8"/>82 <text:s/>R <text:s text:c="7"/>114 <text:s/>r</text:p>
            <text:p text:style-name="P3"><text:s/>19 <text:s/>DC3 (device control 3) <text:s text:c="9"/>51 <text:s/>3 <text:s text:c="8"/>83 <text:s/>S <text:s text:c="7"/>115 <text:s/>s</text:p>
            <text:p text:style-name="P3"><text:s/>20 <text:s/>DC4 (device control 4) <text:s text:c="9"/>52 <text:s/>4 <text:s text:c="8"/>84 <text:s/>T <text:s text:c="7"/>116 <text:s/>t</text:p>
            <text:p text:style-name="P3"><text:s/>21 <text:s/>NAK (negative acknowledge) <text:s text:c="5"/>53 <text:s/>5 <text:s text:c="8"/>85 <text:s/>U <text:s text:c="7"/>117 <text:s/>u</text:p>
            <text:p text:style-name="P3"><text:s/>22 <text:s/>SYN (synchronous idle) <text:s text:c="9"/>54 <text:s/>6 <text:s text:c="8"/>86 <text:s/>V <text:s text:c="7"/>118 <text:s/>v</text:p>
            <text:p text:style-name="P3"><text:s/>23 <text:s/>ETB (end of trans. block) <text:s text:c="6"/>55 <text:s/>7 <text:s text:c="8"/>87 <text:s/>W <text:s text:c="7"/>119 <text:s/>w</text:p>
            <text:p text:style-name="P3"><text:s/>24 <text:s/>CAN (cancel) <text:s text:c="19"/>56 <text:s/>8 <text:s text:c="8"/>88 <text:s/>X <text:s text:c="7"/>120 <text:s/>x</text:p>
            <text:p text:style-name="P3"><text:s/>25 <text:s/>EM <text:s/>(end of medium) <text:s text:c="12"/>57 <text:s/>9 <text:s text:c="8"/>89 <text:s/>Y <text:s text:c="7"/>121 <text:s/>y</text:p>
            <text:p text:style-name="P3"><text:s/>26 <text:s/>SUB (substitute) <text:s text:c="15"/>58 <text:s/>: <text:s text:c="8"/>90 <text:s/>Z <text:s text:c="7"/>122 <text:s/>z</text:p>
            <text:p text:style-name="P3"><text:s/>27 <text:s/>ESC (escape) <text:s text:c="19"/>59 <text:s/>; <text:s text:c="8"/>91 <text:s/>[ <text:s text:c="7"/>123 <text:s/>{</text:p>
            <text:p text:style-name="P3"><text:s/>28 <text:s/>FS <text:s/>(file separator) <text:s text:c="11"/>60 <text:s/>&lt; <text:s text:c="8"/>92 <text:s/>\ <text:s text:c="7"/>124 <text:s/>|</text:p>
            <text:p text:style-name="P3"><text:s/>29 <text:s/>GS <text:s/>(group separator) <text:s text:c="10"/>61 <text:s/>= <text:s text:c="8"/>93 <text:s/>] <text:s text:c="7"/>125 <text:s/>}</text:p>
            <text:p text:style-name="P3"><text:s/>30 <text:s/>RS <text:s/>(record separator) <text:s text:c="9"/>62 <text:s/>&gt; <text:s text:c="8"/>94 <text:s/>^ <text:s text:c="7"/>126 <text:s/>~</text:p>
            <text:p text:style-name="P3"><text:s/>31 <text:s/>US <text:s/>(unit separator) <text:s text:c="11"/>63 <text:s/>? <text:s text:c="8"/>95 <text:s/>_ <text:s text:c="7"/>127 <text:s/>DEL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Özel karakterler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g draw:name="Group 4">
          <draw:custom-shape draw:name="Rectangle 6" draw:style-name="gr4" draw:text-style-name="P6" draw:layer="layout" svg:width="3.599cm" svg:height="0.833cm" svg:x="3.503cm" svg:y="9.703cm">
            <text:list text:style-name="L2">
              <text:list-header>
                <text:p text:style-name="P5"><text:span text:style-name="T1">\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8" draw:layer="layout" svg:width="17.321cm" svg:height="0.833cm" svg:x="7.102cm" svg:y="9.703cm">
            <text:list text:style-name="L3">
              <text:list-header>
                <text:p text:style-name="P7"><text:span text:style-name="T2">Backspac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6" draw:text-style-name="P6" draw:layer="layout" svg:width="3.599cm" svg:height="0.833cm" svg:x="3.503cm" svg:y="10.523cm">
            <text:list text:style-name="L2">
              <text:list-header>
                <text:p text:style-name="P5"><text:span text:style-name="T1">\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7" draw:text-style-name="P8" draw:layer="layout" svg:width="17.321cm" svg:height="0.833cm" svg:x="7.102cm" svg:y="10.523cm">
            <text:list text:style-name="L3">
              <text:list-header>
                <text:p text:style-name="P7"><text:span text:style-name="T2">Form feed (starts a new page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8" draw:text-style-name="P6" draw:layer="layout" svg:width="3.599cm" svg:height="0.834cm" svg:x="3.503cm" svg:y="11.334cm">
            <text:list text:style-name="L2">
              <text:list-header>
                <text:p text:style-name="P5"><text:span text:style-name="T1">\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9" draw:text-style-name="P8" draw:layer="layout" svg:width="17.321cm" svg:height="0.834cm" svg:x="7.102cm" svg:y="11.334cm">
            <text:list text:style-name="L3">
              <text:list-header>
                <text:p text:style-name="P7"><text:span text:style-name="T2">Newline (moves to the next line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0" draw:text-style-name="P6" draw:layer="layout" svg:width="3.599cm" svg:height="0.833cm" svg:x="3.503cm" svg:y="12.146cm">
            <text:list text:style-name="L2">
              <text:list-header>
                <text:p text:style-name="P5"><text:span text:style-name="T1">\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1" draw:text-style-name="P8" draw:layer="layout" svg:width="17.321cm" svg:height="0.833cm" svg:x="7.102cm" svg:y="12.146cm">
            <text:list text:style-name="L3">
              <text:list-header>
                <text:p text:style-name="P7"><text:span text:style-name="T2">Return (moves to the beginning of the current line without advancing)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2" draw:text-style-name="P6" draw:layer="layout" svg:width="3.599cm" svg:height="0.833cm" svg:x="3.503cm" svg:y="12.957cm">
            <text:list text:style-name="L2">
              <text:list-header>
                <text:p text:style-name="P5"><text:span text:style-name="T1">\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13" draw:text-style-name="P8" draw:layer="layout" svg:width="17.321cm" svg:height="0.833cm" svg:x="7.102cm" svg:y="12.957cm">
            <text:list text:style-name="L3">
              <text:list-header>
                <text:p text:style-name="P7"><text:span text:style-name="T2">Tab (moves horizontally to the next tab stop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14" draw:text-style-name="P6" draw:layer="layout" svg:width="3.599cm" svg:height="0.834cm" svg:x="3.503cm" svg:y="13.768cm">
            <text:list text:style-name="L2">
              <text:list-header>
                <text:p text:style-name="P5"><text:span text:style-name="T1">\\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15" draw:text-style-name="P8" draw:layer="layout" svg:width="17.321cm" svg:height="0.834cm" svg:x="7.102cm" svg:y="13.768cm">
            <text:list text:style-name="L3">
              <text:list-header>
                <text:p text:style-name="P7"><text:span text:style-name="T2">The backspace character itsel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16" draw:text-style-name="P6" draw:layer="layout" svg:width="3.599cm" svg:height="0.833cm" svg:x="3.503cm" svg:y="14.58cm">
            <text:list text:style-name="L2">
              <text:list-header>
                <text:p text:style-name="P5"><text:span text:style-name="T1">\'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7" draw:text-style-name="P8" draw:layer="layout" svg:width="17.321cm" svg:height="0.833cm" svg:x="7.102cm" svg:y="14.58cm">
            <text:list text:style-name="L3">
              <text:list-header>
                <text:p text:style-name="P7"><text:span text:style-name="T2">The character </text:span><text:span text:style-name="T1">'</text:span><text:span text:style-name="T2"> <text:s/>(required only in character constan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8" draw:text-style-name="P6" draw:layer="layout" svg:width="3.599cm" svg:height="0.833cm" svg:x="3.503cm" svg:y="15.391cm">
            <text:list text:style-name="L2">
              <text:list-header>
                <text:p text:style-name="P5"><text:span text:style-name="T1">\"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9" draw:text-style-name="P8" draw:layer="layout" svg:width="17.321cm" svg:height="0.833cm" svg:x="7.102cm" svg:y="15.391cm">
            <text:list text:style-name="L3">
              <text:list-header>
                <text:p text:style-name="P7"><text:span text:style-name="T2">The character </text:span><text:span text:style-name="T1">"</text:span><text:span text:style-name="T2"> <text:s/>(required only in string constan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20" draw:text-style-name="P6" draw:layer="layout" svg:width="3.599cm" svg:height="0.834cm" svg:x="3.503cm" svg:y="16.202cm">
            <text:list text:style-name="L2">
              <text:list-header>
                <text:p text:style-name="P5"><text:span text:style-name="T1">\</text:span><text:span text:style-name="T3">dd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21" draw:text-style-name="P8" draw:layer="layout" svg:width="17.321cm" svg:height="0.834cm" svg:x="7.102cm" svg:y="16.202cm">
            <text:list text:style-name="L3">
              <text:list-header>
                <text:p text:style-name="P7"><text:span text:style-name="T2">The character whose Unicode value is the octal number </text:span><text:span text:style-name="T3">ddd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arakter sınıfındaki methodlar</text:p>
          </draw:text-box>
        </draw:frame>
        <draw:frame presentation:style-name="pr6" draw:layer="layout" svg:width="25.199cm" svg:height="13.86cm" svg:x="1.4cm" svg:y="4.914cm" presentation:class="outline" presentation:placeholder="true" presentation:user-transformed="true">
          <draw:text-box/>
        </draw:frame>
        <draw:g draw:name="Group 3">
          <draw:custom-shape draw:name="Rectangle 4" draw:style-name="gr22" draw:text-style-name="P6" draw:layer="layout" svg:width="22.648cm" svg:height="1.839cm" svg:x="2.108cm" svg:y="3.895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23" draw:text-style-name="P10" draw:layer="layout" svg:width="21.802cm" svg:height="1.108cm" svg:x="2.531cm" svg:y="3.895cm">
            <text:list text:style-name="L2">
              <text:list-header>
                <text:p text:style-name="P9"><text:span text:style-name="T4">static boolean isDigit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4" draw:text-style-name="P12" draw:layer="layout" svg:width="21.167cm" svg:height="1.023cm" svg:x="3.378cm" svg:y="4.675cm">
            <text:list text:style-name="L3">
              <text:list-header>
                <text:p text:style-name="P11"><text:span text:style-name="T5">Determines if the specified character is a digit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Rectangle 8" draw:style-name="gr25" draw:text-style-name="P6" draw:layer="layout" svg:width="22.648cm" svg:height="1.839cm" svg:x="2.108cm" svg:y="5.729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26" draw:text-style-name="P10" draw:layer="layout" svg:width="21.802cm" svg:height="1.108cm" svg:x="2.531cm" svg:y="5.694cm">
            <text:list text:style-name="L2">
              <text:list-header>
                <text:p text:style-name="P9"><text:span text:style-name="T4">static boolean isLetter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27" draw:text-style-name="P12" draw:layer="layout" svg:width="21.167cm" svg:height="1.023cm" svg:x="3.378cm" svg:y="6.51cm">
            <text:list text:style-name="L3">
              <text:list-header>
                <text:p text:style-name="P11"><text:span text:style-name="T5">Determines if the specified character is a letter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">
          <draw:custom-shape draw:name="Rectangle 12" draw:style-name="gr28" draw:text-style-name="P6" draw:layer="layout" svg:width="22.648cm" svg:height="1.839cm" svg:x="2.108cm" svg:y="7.564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29" draw:text-style-name="P10" draw:layer="layout" svg:width="21.802cm" svg:height="1.108cm" svg:x="2.531cm" svg:y="7.529cm">
            <text:list text:style-name="L2">
              <text:list-header>
                <text:p text:style-name="P9"><text:span text:style-name="T4">static boolean isLetterOrDigit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0" draw:text-style-name="P12" draw:layer="layout" svg:width="21.167cm" svg:height="1.023cm" svg:x="3.378cm" svg:y="8.344cm">
            <text:list text:style-name="L3">
              <text:list-header>
                <text:p text:style-name="P11"><text:span text:style-name="T5">Determines if the specified character is a letter or a digit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5">
          <draw:custom-shape draw:name="Rectangle 16" draw:style-name="gr31" draw:text-style-name="P6" draw:layer="layout" svg:width="22.648cm" svg:height="1.838cm" svg:x="2.108cm" svg:y="9.399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32" draw:text-style-name="P10" draw:layer="layout" svg:width="21.802cm" svg:height="1.108cm" svg:x="2.531cm" svg:y="9.399cm">
            <text:list text:style-name="L2">
              <text:list-header>
                <text:p text:style-name="P9"><text:span text:style-name="T4">static boolean isLowerCase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33" draw:text-style-name="P12" draw:layer="layout" svg:width="21.167cm" svg:height="1.023cm" svg:x="3.378cm" svg:y="10.178cm">
            <text:list text:style-name="L3">
              <text:list-header>
                <text:p text:style-name="P11"><text:span text:style-name="T5">Determines if the specified character is a lowercase letter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9">
          <draw:custom-shape draw:name="Rectangle 20" draw:style-name="gr34" draw:text-style-name="P6" draw:layer="layout" svg:width="22.648cm" svg:height="1.839cm" svg:x="2.108cm" svg:y="11.233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35" draw:text-style-name="P10" draw:layer="layout" svg:width="21.802cm" svg:height="1.108cm" svg:x="2.531cm" svg:y="11.198cm">
            <text:list text:style-name="L2">
              <text:list-header>
                <text:p text:style-name="P9"><text:span text:style-name="T4">static boolean isUpperCase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36" draw:text-style-name="P12" draw:layer="layout" svg:width="21.167cm" svg:height="1.023cm" svg:x="3.378cm" svg:y="12.014cm">
            <text:list text:style-name="L3">
              <text:list-header>
                <text:p text:style-name="P11"><text:span text:style-name="T5">Determines if the specified character is an uppercase letter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3">
          <draw:custom-shape draw:name="Rectangle 24" draw:style-name="gr37" draw:text-style-name="P6" draw:layer="layout" svg:width="22.648cm" svg:height="1.839cm" svg:x="2.108cm" svg:y="13.067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38" draw:text-style-name="P10" draw:layer="layout" svg:width="21.802cm" svg:height="1.108cm" svg:x="2.531cm" svg:y="13.032cm">
            <text:list text:style-name="L2">
              <text:list-header>
                <text:p text:style-name="P9"><text:span text:style-name="T4">static boolean isWhitespace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39" draw:text-style-name="P12" draw:layer="layout" svg:width="21.167cm" svg:height="1.023cm" svg:x="3.378cm" svg:y="13.847cm">
            <text:list text:style-name="L3">
              <text:list-header>
                <text:p text:style-name="P11"><text:span text:style-name="T5">Determines if the specified character is </text:span><text:span text:style-name="T6">whitespace</text:span><text:span text:style-name="T5"> (spaces and tabs)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>
          <draw:custom-shape draw:name="Rectangle 28" draw:style-name="gr40" draw:text-style-name="P6" draw:layer="layout" svg:width="22.648cm" svg:height="1.839cm" svg:x="2.108cm" svg:y="14.897cm">
            <text:p/>
            <draw:enhanced-geometry svg:viewBox="0 0 21600 21600" draw:type="rectangle" draw:enhanced-path="M 0 0 L 21600 0 21600 21600 0 21600 0 0 Z N"/>
          </draw:custom-shape>
          <draw:custom-shape draw:name="Text Box 29" draw:style-name="gr41" draw:text-style-name="P10" draw:layer="layout" svg:width="21.802cm" svg:height="1.108cm" svg:x="2.531cm" svg:y="14.862cm">
            <text:list text:style-name="L2">
              <text:list-header>
                <text:p text:style-name="P9"><text:span text:style-name="T4">static char toLowerCase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42" draw:text-style-name="P12" draw:layer="layout" svg:width="21.167cm" svg:height="1.785cm" svg:x="3.378cm" svg:y="15.677cm">
            <text:list text:style-name="L3">
              <text:list-header>
                <text:p text:style-name="P11"><text:span text:style-name="T5">Converts </text:span><text:span text:style-name="T1">ch</text:span><text:span text:style-name="T5"> to its lowercase equivalent, if any. <text:s/>If not, </text:span><text:span text:style-name="T1">ch</text:span><text:span text:style-name="T5"> is returned unchang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1">
          <draw:custom-shape draw:name="Rectangle 32" draw:style-name="gr43" draw:text-style-name="P6" draw:layer="layout" svg:width="22.648cm" svg:height="3.111cm" svg:x="2.108cm" svg:y="16.756cm">
            <text:p/>
            <draw:enhanced-geometry svg:viewBox="0 0 21600 21600" draw:type="rectangle" draw:enhanced-path="M 0 0 L 21600 0 21600 21600 0 21600 0 0 Z N"/>
          </draw:custom-shape>
          <draw:custom-shape draw:name="Text Box 33" draw:style-name="gr44" draw:text-style-name="P10" draw:layer="layout" svg:width="21.802cm" svg:height="1.108cm" svg:x="2.531cm" svg:y="16.697cm">
            <text:list text:style-name="L2">
              <text:list-header>
                <text:p text:style-name="P9"><text:span text:style-name="T4">static char toUpperCase(char ch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45" draw:text-style-name="P12" draw:layer="layout" svg:width="21.167cm" svg:height="1.785cm" svg:x="3.378cm" svg:y="18.075cm">
            <text:list text:style-name="L3">
              <text:list-header>
                <text:p text:style-name="P11"><text:span text:style-name="T5">Converts </text:span><text:span text:style-name="T1">ch</text:span><text:span text:style-name="T5"> to its uppercase equivalent, if any. <text:s/>If not, </text:span><text:span text:style-name="T1">ch</text:span><text:span text:style-name="T5"> is returned unchang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astgele Karakter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Karakterler bir integer olduğuna göre rgen.nextInt kullanabiliriz.</text:p>
              </text:list-item>
              <text:list-item>
                <text:p>A-Z arasında rastgele karakterler üretilecek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cm" svg:y="7.5cm" presentation:class="title" presentation:user-transformed="true">
          <draw:text-box>
            <text:p>Strings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Stringler karakterler tarafından oluşturulan koleksiyonlardır.</text:p>
                <text:p/>
                <text:p/>
              </text:list-item>
              <text:list-item>
                <text:p>str.charAt(k) ile her bir character’e ulaşılabilir.</text:p>
                <text:p/>
              </text:list-item>
            </text:list>
          </draw:text-box>
        </draw:frame>
        <draw:g draw:name="Group 4">
          <draw:custom-shape draw:name="Rectangle 5" draw:style-name="gr46" draw:text-style-name="P13" draw:layer="layout" svg:width="22.586cm" svg:height="3.881cm" svg:x="2.122cm" svg:y="4.914cm">
            <text:list text:style-name="L5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47" draw:text-style-name="P6" draw:layer="layout" svg:width="1.27cm" svg:height="1.27cm" svg:x="6.108cm" svg:y="9.09cm">
            <text:list text:style-name="L2">
              <text:list-header>
                <text:p text:style-name="P5"><text:span text:style-name="T4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7" draw:style-name="gr48" draw:text-style-name="P15" draw:layer="layout" svg:width="1.248cm" svg:height="0.768cm" svg:x="6.095cm" svg:y="10.254cm">
            <text:list text:style-name="L3">
              <text:list-header>
                <text:p text:style-name="P14"><text:span text:style-name="T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49" draw:text-style-name="P6" draw:layer="layout" svg:width="1.27cm" svg:height="1.27cm" svg:x="7.378cm" svg:y="9.09cm">
            <text:list text:style-name="L2">
              <text:list-header>
                <text:p text:style-name="P5"><text:span text:style-name="T4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9" draw:style-name="gr50" draw:text-style-name="P15" draw:layer="layout" svg:width="1.248cm" svg:height="0.768cm" svg:x="7.365cm" svg:y="10.254cm">
            <text:list text:style-name="L3">
              <text:list-header>
                <text:p text:style-name="P14"><text:span text:style-name="T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51" draw:text-style-name="P6" draw:layer="layout" svg:width="1.27cm" svg:height="1.27cm" svg:x="8.648cm" svg:y="9.09cm">
            <text:list text:style-name="L2">
              <text:list-header>
                <text:p text:style-name="P5"><text:span text:style-name="T4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1" draw:style-name="gr52" draw:text-style-name="P15" draw:layer="layout" svg:width="1.248cm" svg:height="0.768cm" svg:x="8.635cm" svg:y="10.254cm">
            <text:list text:style-name="L3">
              <text:list-header>
                <text:p text:style-name="P14"><text:span text:style-name="T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53" draw:text-style-name="P6" draw:layer="layout" svg:width="1.27cm" svg:height="1.27cm" svg:x="9.918cm" svg:y="9.09cm">
            <text:list text:style-name="L2">
              <text:list-header>
                <text:p text:style-name="P5"><text:span text:style-name="T4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3" draw:style-name="gr54" draw:text-style-name="P15" draw:layer="layout" svg:width="1.248cm" svg:height="0.768cm" svg:x="9.905cm" svg:y="10.254cm">
            <text:list text:style-name="L3">
              <text:list-header>
                <text:p text:style-name="P14"><text:span text:style-name="T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55" draw:text-style-name="P6" draw:layer="layout" svg:width="1.27cm" svg:height="1.27cm" svg:x="11.188cm" svg:y="9.09cm">
            <text:list text:style-name="L2">
              <text:list-header>
                <text:p text:style-name="P5"><text:span text:style-name="T4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5" draw:style-name="gr56" draw:text-style-name="P15" draw:layer="layout" svg:width="1.248cm" svg:height="0.768cm" svg:x="11.175cm" svg:y="10.254cm">
            <text:list text:style-name="L3">
              <text:list-header>
                <text:p text:style-name="P14"><text:span text:style-name="T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57" draw:text-style-name="P6" draw:layer="layout" svg:width="1.27cm" svg:height="1.27cm" svg:x="12.458cm" svg:y="9.09cm">
            <text:list text:style-name="L2">
              <text:list-header>
                <text:p text:style-name="P5"><text:span text:style-name="T4">,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7" draw:style-name="gr58" draw:text-style-name="P15" draw:layer="layout" svg:width="1.248cm" svg:height="0.768cm" svg:x="12.445cm" svg:y="10.254cm">
            <text:list text:style-name="L3">
              <text:list-header>
                <text:p text:style-name="P14"><text:span text:style-name="T7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59" draw:text-style-name="P6" draw:layer="layout" svg:width="1.27cm" svg:height="1.27cm" svg:x="13.728cm" svg:y="9.09cm">
            <text:list text:style-name="L2">
              <text:list-header>
                <text:p text:style-name="P5"><text:span text:style-name="T4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9" draw:style-name="gr60" draw:text-style-name="P15" draw:layer="layout" svg:width="1.248cm" svg:height="0.768cm" svg:x="13.715cm" svg:y="10.254cm">
            <text:list text:style-name="L3">
              <text:list-header>
                <text:p text:style-name="P14"><text:span text:style-name="T7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61" draw:text-style-name="P6" draw:layer="layout" svg:width="1.27cm" svg:height="1.27cm" svg:x="14.998cm" svg:y="9.09cm">
            <text:list text:style-name="L2">
              <text:list-header>
                <text:p text:style-name="P5"><text:span text:style-name="T4">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1" draw:style-name="gr62" draw:text-style-name="P15" draw:layer="layout" svg:width="1.248cm" svg:height="0.768cm" svg:x="14.985cm" svg:y="10.254cm">
            <text:list text:style-name="L3">
              <text:list-header>
                <text:p text:style-name="P14"><text:span text:style-name="T7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63" draw:text-style-name="P6" draw:layer="layout" svg:width="1.27cm" svg:height="1.27cm" svg:x="16.268cm" svg:y="9.09cm">
            <text:list text:style-name="L2">
              <text:list-header>
                <text:p text:style-name="P5"><text:span text:style-name="T4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3" draw:style-name="gr64" draw:text-style-name="P15" draw:layer="layout" svg:width="1.248cm" svg:height="0.768cm" svg:x="16.255cm" svg:y="10.254cm">
            <text:list text:style-name="L3">
              <text:list-header>
                <text:p text:style-name="P14"><text:span text:style-name="T7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65" draw:text-style-name="P6" draw:layer="layout" svg:width="1.27cm" svg:height="1.27cm" svg:x="17.538cm" svg:y="9.09cm">
            <text:list text:style-name="L2">
              <text:list-header>
                <text:p text:style-name="P5"><text:span text:style-name="T4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5" draw:style-name="gr66" draw:text-style-name="P15" draw:layer="layout" svg:width="1.248cm" svg:height="0.768cm" svg:x="17.525cm" svg:y="10.254cm">
            <text:list text:style-name="L3">
              <text:list-header>
                <text:p text:style-name="P14"><text:span text:style-name="T7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6" draw:style-name="gr67" draw:text-style-name="P6" draw:layer="layout" svg:width="1.27cm" svg:height="1.27cm" svg:x="18.808cm" svg:y="9.09cm">
            <text:list text:style-name="L2">
              <text:list-header>
                <text:p text:style-name="P5"><text:span text:style-name="T4">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7" draw:style-name="gr68" draw:text-style-name="P15" draw:layer="layout" svg:width="1.248cm" svg:height="0.768cm" svg:x="18.795cm" svg:y="10.254cm">
            <text:list text:style-name="L3">
              <text:list-header>
                <text:p text:style-name="P14"><text:span text:style-name="T7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8" draw:style-name="gr69" draw:text-style-name="P6" draw:layer="layout" svg:width="1.27cm" svg:height="1.27cm" svg:x="20.078cm" svg:y="9.09cm">
            <text:list text:style-name="L2">
              <text:list-header>
                <text:p text:style-name="P5"><text:span text:style-name="T4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9" draw:style-name="gr70" draw:text-style-name="P15" draw:layer="layout" svg:width="1.248cm" svg:height="0.768cm" svg:x="20.065cm" svg:y="10.254cm">
            <text:list text:style-name="L3">
              <text:list-header>
                <text:p text:style-name="P14"><text:span text:style-name="T7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String üzerinde yapılan işlemler yeni bir String objesi döndürür. Varolan Stringleri değiştirmezler.</text:p>
              </text:list-item>
              <text:list-item>
                <text:p>Bu duruma değiştirilemez(immutable) objeler deni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 vs Character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Characterler’in methodları static olarak çağrılırken, Stringler’in methodları obje tarafından çağrılabilir.</text:p>
                <text:p/>
                <text:p/>
              </text:list-item>
            </text:list>
          </draw:text-box>
        </draw:frame>
        <draw:g draw:name="Group 5">
          <draw:custom-shape draw:name="Rectangle 6" draw:style-name="gr71" draw:text-style-name="P13" draw:layer="layout" svg:width="22.586cm" svg:height="2.117cm" svg:x="2.366cm" svg:y="9.269cm">
            <text:list text:style-name="L5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2" draw:text-style-name="P17" draw:layer="layout" svg:width="18.697cm" svg:height="1.694cm" svg:x="4.553cm" svg:y="11.562cm">
            <text:list text:style-name="L2">
              <text:list-header>
                <text:p text:style-name="P16"><text:span text:style-name="T4">ch = Character.toUpperCase(ch);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8">
          <draw:custom-shape draw:name="Rectangle 9" draw:style-name="gr73" draw:text-style-name="P18" draw:layer="layout" svg:width="22.586cm" svg:height="2.117cm" svg:x="2.433cm" svg:y="13.971cm">
            <text:list text:style-name="L5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74" draw:text-style-name="P17" draw:layer="layout" svg:width="18.697cm" svg:height="1.693cm" svg:x="4.554cm" svg:y="16.335cm">
            <text:list text:style-name="L2">
              <text:list-header>
                <text:p text:style-name="P16"><text:span text:style-name="T4">str = str.toUpperCase();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rleştirm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Stringlerde birleştirme(concatination) + operatörü ile sağlanabilir.</text:p>
              </text:list-item>
              <text:list-item>
                <text:p>+ operatörü normalde sayısal değerler için toplama işlemi yapar. Fakat işleme girenlerden biri string ise concatination yapar.</text:p>
                <text:list>
                  <text:list-item>
                    <text:p>Önce tüm işleme giren değerler için .toString methodu çağrılır.</text:p>
                  </text:list-item>
                  <text:list-item>
                    <text:p>Daha sonra .concat methodları ile birleştilirl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 karşılaştırm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if (“hello” == “hello”)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t Stringleri alm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str.substring(p1,p2) ile alt stringleri(substring) alabiliriz.</text:p>
              </text:list-item>
              <text:list-item>
                <text:p>p1 = istenilen ilk elemanın indeks değeri</text:p>
              </text:list-item>
              <text:list-item>
                <text:p>p2 = istenilen son elemandan hemen sonraki indeks değer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 içersinde aram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str.indexOf methodu ile istenilen alt stringler veya karakterlerin indeks numarası aranabilir.</text:p>
              </text:list-item>
              <text:list-item>
                <text:p>Eğer string içersinde bulunamazlar ise .indexOf methodu -1 döner.</text:p>
              </text:list-item>
              <text:list-item>
                <text:p>.indexOf’a 2. bir parametre verilerek istenilen indeksten sonra arama yaptırılabili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t String işlemleri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Bir String içersindeki tüm karakterleri dolaşma işlemi:</text:p>
              </text:list-item>
            </text:list>
          </draw:text-box>
        </draw:frame>
        <draw:custom-shape draw:name="Rectangle 3" draw:style-name="gr75" draw:text-style-name="P20" draw:layer="layout" svg:width="18.018cm" svg:height="3.876cm" svg:x="4.095cm" svg:y="8.84cm">
          <text:list text:style-name="L2">
            <text:list-header>
              <text:p text:style-name="P19"><text:span text:style-name="T4">for (int i = 0; i &lt; str.length(); i++)</text:span><text:span text:style-name="T8"> </text:span><text:span text:style-name="T4">{</text:span></text:p>
              <text:p text:style-name="P19"><text:span text:style-name="T4"><text:s text:c="3"/></text:span><text:span text:style-name="T4">char ch = str.charAt(i);</text:span></text:p>
              <text:list>
                <text:list-header>
                  <text:p text:style-name="P19"><text:span text:style-name="T9">... <text:s/>diğer işlemler</text:span></text:p>
                </text:list-header>
              </text:list>
              <text:p text:style-name="P19"><text:span text:style-name="T4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t String işlemleri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Karakterlerden yeni bir string oluşturma</text:p>
              </text:list-item>
            </text:list>
          </draw:text-box>
        </draw:frame>
        <draw:g draw:name="Group 10">
          <draw:custom-shape draw:name="Rectangle 7" draw:style-name="gr76" draw:text-style-name="P20" draw:layer="layout" svg:width="18.018cm" svg:height="4.723cm" svg:x="4.788cm" svg:y="8.045cm">
            <text:list text:style-name="L2">
              <text:list-header>
                <text:p text:style-name="P19"><text:span text:style-name="T4">String result = "";</text:span></text:p>
                <text:p text:style-name="P19"><text:span text:style-name="T4">for (</text:span><text:span text:style-name="T10">...</text:span><text:span text:style-name="T4">)</text:span><text:span text:style-name="T8"> </text:span><text:span text:style-name="T4">{</text:span><text:span text:style-name="T11"> </text:span></text:p>
                <text:p text:style-name="P19"><text:span text:style-name="T4"><text:s text:c="3"/></text:span><text:span text:style-name="T11">. . . </text:span></text:p>
                <text:p text:style-name="P19"><text:span text:style-name="T4"><text:s text:c="3"/></text:span><text:span text:style-name="T4">result += ch;</text:span></text:p>
                <text:p text:style-name="P19"><text:span text:style-name="T4">}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8" draw:style-name="gr77" draw:text-style-name="P21" draw:layer="layout" svg:width="21.678cm" svg:height="1.277cm" svg:x="3.536cm" svg:y="6.63cm">
            <text:list text:style-name="L3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8" draw:text-style-name="P21" draw:layer="layout" svg:width="1.693cm" svg:height="1.277cm" svg:x="2.354cm" svg:y="6.63cm">
            <text:list text:style-name="L3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 sınıfındaki methodlar</text:p>
          </draw:text-box>
        </draw:frame>
        <draw:frame presentation:style-name="pr6" draw:layer="layout" svg:width="25.199cm" svg:height="13.86cm" svg:x="2.548cm" svg:y="5.452cm" presentation:class="outline" presentation:placeholder="true" presentation:user-transformed="true">
          <draw:text-box/>
        </draw:frame>
        <draw:g draw:name="Group 3">
          <draw:custom-shape draw:name="Rectangle 4" draw:style-name="gr79" draw:text-style-name="P6" draw:layer="layout" svg:width="22.648cm" svg:height="1.839cm" svg:x="2.524cm" svg:y="3.994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80" draw:text-style-name="P10" draw:layer="layout" svg:width="21.802cm" svg:height="1.108cm" svg:x="2.947cm" svg:y="3.994cm">
            <text:list text:style-name="L2">
              <text:list-header>
                <text:p text:style-name="P9"><text:span text:style-name="T4">int lastIndexOf(char ch)</text:span><text:span text:style-name="T12"> </text:span><text:span text:style-name="T13">or</text:span><text:span text:style-name="T4"> lastIndexOf(String st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81" draw:text-style-name="P12" draw:layer="layout" svg:width="21.167cm" svg:height="1.023cm" svg:x="3.794cm" svg:y="4.774cm">
            <text:list text:style-name="L3">
              <text:list-header>
                <text:p text:style-name="P11"><text:span text:style-name="T5">Returns the index of the last match of the argument, or </text:span><text:span text:style-name="T14">-</text:span><text:span text:style-name="T5">1 if none exist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Rectangle 8" draw:style-name="gr82" draw:text-style-name="P6" draw:layer="layout" svg:width="22.648cm" svg:height="1.839cm" svg:x="2.524cm" svg:y="5.828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83" draw:text-style-name="P10" draw:layer="layout" svg:width="21.802cm" svg:height="1.108cm" svg:x="2.947cm" svg:y="5.793cm">
            <text:list text:style-name="L2">
              <text:list-header>
                <text:p text:style-name="P9"><text:span text:style-name="T4">boolean equalsIgnoreCase(String st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84" draw:text-style-name="P12" draw:layer="layout" svg:width="21.167cm" svg:height="1.785cm" svg:x="3.794cm" svg:y="6.609cm">
            <text:list text:style-name="L3">
              <text:list-header>
                <text:p text:style-name="P11"><text:span text:style-name="T5">Returns </text:span><text:span text:style-name="T1">true</text:span><text:span text:style-name="T5"> if this string and </text:span><text:span text:style-name="T1">str</text:span><text:span text:style-name="T5"> are the same, ignoring differences in case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">
          <draw:custom-shape draw:name="Rectangle 12" draw:style-name="gr85" draw:text-style-name="P6" draw:layer="layout" svg:width="22.648cm" svg:height="1.839cm" svg:x="2.524cm" svg:y="7.663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86" draw:text-style-name="P10" draw:layer="layout" svg:width="21.802cm" svg:height="1.108cm" svg:x="2.947cm" svg:y="7.628cm">
            <text:list text:style-name="L2">
              <text:list-header>
                <text:p text:style-name="P9"><text:span text:style-name="T4">boolean startsWith(String st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87" draw:text-style-name="P12" draw:layer="layout" svg:width="21.167cm" svg:height="1.023cm" svg:x="3.794cm" svg:y="8.443cm">
            <text:list text:style-name="L3">
              <text:list-header>
                <text:p text:style-name="P11"><text:span text:style-name="T5">Returns </text:span><text:span text:style-name="T1">true</text:span><text:span text:style-name="T5"> if this string starts with </text:span><text:span text:style-name="T1">str</text:span><text:span text:style-name="T5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5">
          <draw:custom-shape draw:name="Rectangle 16" draw:style-name="gr88" draw:text-style-name="P6" draw:layer="layout" svg:width="22.648cm" svg:height="1.838cm" svg:x="2.524cm" svg:y="9.498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89" draw:text-style-name="P10" draw:layer="layout" svg:width="21.802cm" svg:height="1.108cm" svg:x="2.947cm" svg:y="9.498cm">
            <text:list text:style-name="L2">
              <text:list-header>
                <text:p text:style-name="P9"><text:span text:style-name="T4">boolean endsWith(String st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90" draw:text-style-name="P12" draw:layer="layout" svg:width="21.167cm" svg:height="1.023cm" svg:x="3.794cm" svg:y="10.277cm">
            <text:list text:style-name="L3">
              <text:list-header>
                <text:p text:style-name="P11"><text:span text:style-name="T5">Returns </text:span><text:span text:style-name="T1">true</text:span><text:span text:style-name="T5"> if this string starts with </text:span><text:span text:style-name="T1">str</text:span><text:span text:style-name="T5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9">
          <draw:custom-shape draw:name="Rectangle 20" draw:style-name="gr91" draw:text-style-name="P6" draw:layer="layout" svg:width="22.648cm" svg:height="1.839cm" svg:x="2.524cm" svg:y="11.332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92" draw:text-style-name="P10" draw:layer="layout" svg:width="21.802cm" svg:height="1.108cm" svg:x="2.947cm" svg:y="11.297cm">
            <text:list text:style-name="L2">
              <text:list-header>
                <text:p text:style-name="P9"><text:span text:style-name="T4">String replace(char c1, char c2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93" draw:text-style-name="P12" draw:layer="layout" svg:width="21.167cm" svg:height="1.023cm" svg:x="3.794cm" svg:y="12.113cm">
            <text:list text:style-name="L3">
              <text:list-header>
                <text:p text:style-name="P11"><text:span text:style-name="T5">Returns a copy of this string with all instances of </text:span><text:span text:style-name="T1">c1</text:span><text:span text:style-name="T5"> replaced by </text:span><text:span text:style-name="T1">c2</text:span><text:span text:style-name="T5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3">
          <draw:custom-shape draw:name="Rectangle 24" draw:style-name="gr94" draw:text-style-name="P6" draw:layer="layout" svg:width="22.648cm" svg:height="1.839cm" svg:x="2.524cm" svg:y="13.166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95" draw:text-style-name="P10" draw:layer="layout" svg:width="21.802cm" svg:height="1.108cm" svg:x="2.947cm" svg:y="13.131cm">
            <text:list text:style-name="L2">
              <text:list-header>
                <text:p text:style-name="P9"><text:span text:style-name="T4">String trim(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96" draw:text-style-name="P12" draw:layer="layout" svg:width="21.167cm" svg:height="1.785cm" svg:x="3.794cm" svg:y="13.946cm">
            <text:list text:style-name="L3">
              <text:list-header>
                <text:p text:style-name="P11"><text:span text:style-name="T5">Returns a copy of this string with leading and trailing whitespace remov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>
          <draw:custom-shape draw:name="Rectangle 28" draw:style-name="gr97" draw:text-style-name="P6" draw:layer="layout" svg:width="22.648cm" svg:height="1.839cm" svg:x="2.524cm" svg:y="14.996cm">
            <text:p/>
            <draw:enhanced-geometry svg:viewBox="0 0 21600 21600" draw:type="rectangle" draw:enhanced-path="M 0 0 L 21600 0 21600 21600 0 21600 0 0 Z N"/>
          </draw:custom-shape>
          <draw:custom-shape draw:name="Text Box 29" draw:style-name="gr98" draw:text-style-name="P10" draw:layer="layout" svg:width="21.802cm" svg:height="1.108cm" svg:x="2.947cm" svg:y="14.961cm">
            <text:list text:style-name="L2">
              <text:list-header>
                <text:p text:style-name="P9"><text:span text:style-name="T4">String toLowerCase(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99" draw:text-style-name="P12" draw:layer="layout" svg:width="21.167cm" svg:height="1.785cm" svg:x="3.794cm" svg:y="15.776cm">
            <text:list text:style-name="L3">
              <text:list-header>
                <text:p text:style-name="P11"><text:span text:style-name="T5">Returns a copy of this string with all uppercase characters changed to lowercase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1">
          <draw:custom-shape draw:name="Rectangle 32" draw:style-name="gr100" draw:text-style-name="P6" draw:layer="layout" svg:width="22.648cm" svg:height="1.839cm" svg:x="2.524cm" svg:y="16.831cm">
            <text:p/>
            <draw:enhanced-geometry svg:viewBox="0 0 21600 21600" draw:type="rectangle" draw:enhanced-path="M 0 0 L 21600 0 21600 21600 0 21600 0 0 Z N"/>
          </draw:custom-shape>
          <draw:custom-shape draw:name="Text Box 33" draw:style-name="gr101" draw:text-style-name="P10" draw:layer="layout" svg:width="21.802cm" svg:height="1.108cm" svg:x="2.947cm" svg:y="16.796cm">
            <text:list text:style-name="L2">
              <text:list-header>
                <text:p text:style-name="P9"><text:span text:style-name="T4">String toUpperCase(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102" draw:text-style-name="P12" draw:layer="layout" svg:width="21.167cm" svg:height="1.785cm" svg:x="3.794cm" svg:y="17.611cm">
            <text:list text:style-name="L3">
              <text:list-header>
                <text:p text:style-name="P11"><text:span text:style-name="T5">Returns a copy of this string with all lowercase characters changed to uppercas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ndi toUpperCase methodumuz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String sınıfındaki ile aynı işlemi yapacak Character sınıfını kullanarak kendi toUpperCase methodumuzu yazalım.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verseStr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Bir stringi tersine çevirecek bir method yazalı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Y EDİP ADANADA PİDE YE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Boşluk içermemeli.</text:p>
              </text:list-item>
              <text:list-item>
                <text:p>‘@’ karakteri bulundurmalı.</text:p>
              </text:list-item>
              <text:list-item>
                <text:p>‘.’ karakteri bulundurmalı.</text:p>
              </text:list-item>
              <text:list-item>
                <text:p>‘@’ veya ‘.’ ilk karakter olmamalı.</text:p>
              </text:list-item>
              <text:list-item>
                <text:p>‘@’ ile ‘.’ arasında en az 1 karakter olmalı.</text:p>
              </text:list-item>
              <text:list-item>
                <text:p>‘.’ dan sonra en az 2 karakter olmalı.<text:line-break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esarCipher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4">
              <text:list-item>
                <text:p>Kullanıcıdan önce int tipinde bir anahtar alınacak.</text:p>
              </text:list-item>
              <text:list-item>
                <text:p>Bu anahtar negatif olabilir. Bu durumda pozitif eşleniğine dönüştürülecek.</text:p>
                <text:list>
                  <text:list-item>
                    <text:p>-1 = 25, -2 = 24, -3 = 23, -27 = 25 gibi</text:p>
                  </text:list-item>
                </text:list>
              </text:list-item>
              <text:list-item>
                <text:p>Kullanıcıdan şifrelenecek string alınacak.</text:p>
              </text:list-item>
              <text:list-item>
                <text:p>Kullanıcının şifreleme veya çözümleme yapıp yapmadığını anlamak için ‘E’/’D’ gibi 2 farklı değer alınacak</text:p>
              </text:list-item>
              <text:list-item>
                <text:p>encrypt = A ile Z arasında anahtar kadar arttılacak.</text:p>
                <text:list>
                  <text:list-item>
                    <text:p>Örneğin A + 1 = B, A + 25 = Z, Z + 2 = B gibi.</text:p>
                  </text:list-item>
                </text:list>
              </text:list-item>
              <text:list-item>
                <text:p>decrypt = verilen şifrelenmiş mesajı anahtar ile çözümleyece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Courier New" svg:font-family="'Courier New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Times1" svg:font-family="Times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solid" draw:fill-color="#006699" draw:fill-image-width="0cm" draw:fill-image-height="0cm" style:repeat="stretch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rsayılan_5f_-background" style:display-name="Varsayılan_-background" style:family="presentation">
      <style:graphic-properties draw:stroke="none" draw:fill="solid" draw:fill-color="#ffffff" draw:fill-image-width="0cm" draw:fill-image-height="0cm" style:repeat="repeat" draw:fill-image-ref-point="bottom-right"/>
      <style:text-properties style:letter-kerning="true"/>
    </style:style>
    <style:style style:name="Varsayılan_5f_-backgroundobjects" style:display-name="Varsayılan_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Varsayılan_5f_-notes" style:display-name="Varsayı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_5f_-outline1" style:display-name="Varsayılan_-outline1" style:family="presentation">
      <style:graphic-properties draw:stroke="none" draw:fill="none" draw:auto-grow-height="false" draw:fit-to-size="shrink-to-fit">
        <text:list-style style:name="Varsayılan_5f_-outline1" style:display-name="Varsayılan_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outline2" style:display-name="Varsayılan_-outline2" style:family="presentation" style:parent-style-name="Varsayılan_5f_-outline1">
      <style:paragraph-properties fo:margin-top="0cm" fo:margin-bottom="0.4cm"/>
      <style:text-properties fo:font-size="28pt" style:font-size-asian="28pt" style:font-size-complex="28pt"/>
    </style:style>
    <style:style style:name="Varsayılan_5f_-outline3" style:display-name="Varsayılan_-outline3" style:family="presentation" style:parent-style-name="Varsayılan_5f_-outline2">
      <style:paragraph-properties fo:margin-top="0cm" fo:margin-bottom="0.3cm"/>
      <style:text-properties fo:font-size="24pt" style:font-size-asian="24pt" style:font-size-complex="24pt"/>
    </style:style>
    <style:style style:name="Varsayılan_5f_-outline4" style:display-name="Varsayılan_-outline4" style:family="presentation" style:parent-style-name="Varsayılan_5f_-outline3">
      <style:paragraph-properties fo:margin-top="0cm" fo:margin-bottom="0.2cm"/>
      <style:text-properties fo:font-size="20pt" style:font-size-asian="20pt" style:font-size-complex="20pt"/>
    </style:style>
    <style:style style:name="Varsayılan_5f_-outline5" style:display-name="Varsayılan_-outline5" style:family="presentation" style:parent-style-name="Varsayılan_5f_-outline4">
      <style:paragraph-properties fo:margin-top="0cm" fo:margin-bottom="0.1cm"/>
      <style:text-properties fo:font-size="20pt" style:font-size-asian="20pt" style:font-size-complex="20pt"/>
    </style:style>
    <style:style style:name="Varsayılan_5f_-outline6" style:display-name="Varsayılan_-outline6" style:family="presentation" style:parent-style-name="Varsayılan_5f_-outline5">
      <style:paragraph-properties fo:margin-top="0cm" fo:margin-bottom="0.1cm"/>
      <style:text-properties fo:font-size="20pt" style:font-size-asian="20pt" style:font-size-complex="20pt"/>
    </style:style>
    <style:style style:name="Varsayılan_5f_-outline7" style:display-name="Varsayılan_-outline7" style:family="presentation" style:parent-style-name="Varsayılan_5f_-outline6">
      <style:paragraph-properties fo:margin-top="0cm" fo:margin-bottom="0.1cm"/>
      <style:text-properties fo:font-size="20pt" style:font-size-asian="20pt" style:font-size-complex="20pt"/>
    </style:style>
    <style:style style:name="Varsayılan_5f_-outline8" style:display-name="Varsayılan_-outline8" style:family="presentation" style:parent-style-name="Varsayılan_5f_-outline7">
      <style:paragraph-properties fo:margin-top="0cm" fo:margin-bottom="0.1cm"/>
      <style:text-properties fo:font-size="20pt" style:font-size-asian="20pt" style:font-size-complex="20pt"/>
    </style:style>
    <style:style style:name="Varsayılan_5f_-outline9" style:display-name="Varsayılan_-outline9" style:family="presentation" style:parent-style-name="Varsayılan_5f_-outline8">
      <style:paragraph-properties fo:margin-top="0cm" fo:margin-bottom="0.1cm"/>
      <style:text-properties fo:font-size="20pt" style:font-size-asian="20pt" style:font-size-complex="20pt"/>
    </style:style>
    <style:style style:name="Varsayılan_5f_-subtitle" style:display-name="Varsayılan_-subtitle" style:family="presentation">
      <style:graphic-properties draw:stroke="none" draw:fill="none" draw:textarea-vertical-align="middle">
        <text:list-style style:name="Varsayılan_5f_-subtitle" style:display-name="Varsayı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_5f_-title" style:display-name="Varsayılan_-title" style:family="presentation">
      <style:graphic-properties draw:stroke="none" draw:fill="none" draw:textarea-vertical-align="middle">
        <text:list-style style:name="Varsayılan_5f_-title" style:display-name="Varsayı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c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repeat" draw:fill-image-ref-point="bottom-right"/>
    </style:style>
    <style:style style:name="Mdp3" style:family="drawing-page">
      <style:drawing-page-properties draw:background-size="border" draw:fill="solid" draw:fill-color="#cc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arsayıla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rsayıla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Varsayı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office:forms form:automatic-focus="false" form:apply-design-mode="false"/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_5f_" style:display-name="Varsayılan_" style:page-layout-name="PM1" draw:style-name="Mdp2">
      <office:forms form:automatic-focus="false" form:apply-design-mode="false"/>
      <draw:frame presentation:style-name="Varsayılan_5f_-title" draw:layer="backgroundobjects" svg:width="25.199cm" svg:height="3.506cm" svg:x="1.4cm" svg:y="0.837cm" presentation:class="title" presentation:placeholder="true">
        <draw:text-box/>
      </draw:frame>
      <draw:frame presentation:style-name="Varsayılan_5f_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_5f_-title" draw:layer="backgroundobjects" svg:width="14.848cm" svg:height="11.136cm" svg:x="3.075cm" svg:y="2.257cm" presentation:class="page"/>
        <draw:frame presentation:style-name="Varsayılan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19H36M3S</meta:editing-duration>
    <meta:editing-cycles>219</meta:editing-cycles>
    <dc:date>2017-07-24T16:28:52.206401571</dc:date>
    <meta:generator>LibreOffice/5.2.5.1$Linux_X86_64 LibreOffice_project/20m0$Build-1</meta:generator>
    <meta:document-statistic meta:object-count="233"/>
  </office:meta>
</office:document-meta>
</file>